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6pt" style:font-size-asian="16pt"/>
    </style:style>
    <style:style style:name="P2" style:parent-style-name="Standard" style:family="paragraph">
      <style:paragraph-properties fo:text-indent="0.5in"/>
    </style:style>
    <style:style style:name="T3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margin-left="0.5in">
        <style:tab-stops/>
      </style:paragraph-properties>
    </style:style>
    <style:style style:name="T5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color="#FF0000"/>
    </style:style>
    <style:style style:name="T7" style:parent-style-name="Fuentedepárrafopredeter." style:family="text">
      <style:text-properties style:font-name="Wingdings"/>
    </style:style>
    <style:style style:name="P8" style:parent-style-name="Standard" style:family="paragraph">
      <style:paragraph-properties fo:margin-left="0.5in">
        <style:tab-stops/>
      </style:paragraph-properties>
    </style:style>
    <style:style style:name="T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margin-left="0.5in">
        <style:tab-stops/>
      </style:paragraph-properties>
    </style:style>
    <style:style style:name="T11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margin-left="0.5in">
        <style:tab-stops/>
      </style:paragraph-properties>
    </style:style>
    <style:style style:name="T13" style:parent-style-name="Fuentedepárrafopredeter.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5" style:parent-style-name="Fuentedepárrafopredeter." style:family="text">
      <style:text-properties style:font-name="Wingdings" style:text-underline-type="single" style:text-underline-style="solid" style:text-underline-width="auto" style:text-underline-mode="continuous"/>
    </style:style>
    <style:style style:name="T1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margin-left="0.5in">
        <style:tab-stops/>
      </style:paragraph-properties>
    </style:style>
    <style:style style:name="P19" style:parent-style-name="Standard" style:family="paragraph">
      <style:paragraph-properties fo:margin-left="0.5in">
        <style:tab-stops/>
      </style:paragraph-properties>
    </style:style>
    <style:style style:name="P20" style:parent-style-name="Standard" style:family="paragraph">
      <style:paragraph-properties fo:text-indent="0.5in"/>
    </style:style>
    <style:style style:name="T21" style:parent-style-name="Fuentedepárrafopredeter.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="Wingdings" fo:font-weight="bold" style:font-weight-asian="bold"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4" style:parent-style-name="Fuentedepárrafopredeter.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style:font-name="Wingdings" fo:font-weight="bold" style:font-weight-asian="bold"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indent="0.5in"/>
    </style:style>
    <style:style style:name="P28" style:parent-style-name="Standard" style:family="paragraph">
      <style:paragraph-properties fo:text-indent="0.5in"/>
    </style:style>
    <style:style style:name="T29" style:parent-style-name="Fuentedepárrafopredeter.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T30" style:parent-style-name="Fuentedepárrafopredeter." style:family="text">
      <style:text-properties style:font-name="Wingdings" fo:font-weight="bold" style:font-weight-asian="bold" style:text-underline-type="single" style:text-underline-style="solid" style:text-underline-width="auto" style:text-underline-mode="continuous"/>
    </style:style>
    <style:style style:name="T31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2" style:parent-style-name="Fuentedepárrafopredeter.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style:font-name="Wingdings" fo:font-weight="bold" style:font-weight-asian="bold" style:text-underline-type="single" style:text-underline-style="solid" style:text-underline-width="auto" style:text-underline-mode="continuous"/>
    </style:style>
    <style:style style:name="T34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text-indent="0.5in"/>
    </style:style>
    <style:style style:name="P36" style:parent-style-name="Standard" style:family="paragraph">
      <style:paragraph-properties fo:text-indent="0.5in"/>
    </style:style>
    <style:style style:name="T37" style:parent-style-name="Fuentedepárrafopredeter.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T38" style:parent-style-name="Fuentedepárrafopredeter." style:family="text">
      <style:text-properties style:font-name="Wingdings" fo:font-weight="bold" style:font-weight-asian="bold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0" style:parent-style-name="Fuentedepárrafopredeter." style:family="text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2" style:parent-style-name="Fuentedepárrafopredeter." style:family="text">
      <style:text-properties style:font-name="Wingdings" fo:font-weight="bold" style:font-weight-asian="bold" style:text-underline-type="single" style:text-underline-style="solid" style:text-underline-width="auto" style:text-underline-mode="continuous"/>
    </style:style>
    <style:style style:name="T43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Modelo Relacional <text:s/>de Taxis e Garaxes</text:p>
      <text:p text:style-name="Standard">1.- <text:s/>Pasar as entidades fortes a relacións/táboas</text:p>
      <text:p text:style-name="P2">Modelo (<text:span text:style-name="T3">Cod_Modelo</text:span>, Nome_Modelo*, Marca*, Potencia})</text:p>
      <text:p text:style-name="P4">Taxi (<text:span text:style-name="T5">Matricula</text:span>, Data_Merca, Prezo,<text:s/><text:span text:style-name="T6">Cod_Modelo<text:s/></text:span>* (PT)<text:span text:style-name="T7"></text:span><text:s/>FK Modelo UC DR)</text:p>
      <text:p text:style-name="P8">Garaxe (<text:span text:style-name="T9">Cod_Garaxe</text:span>, Enderezo*, N_Prazas)</text:p>
      <text:p text:style-name="P10">Chofer (<text:span text:style-name="T11">NIF</text:span>, Nome*, Apelidos*)</text:p>
      <text:p text:style-name="Standard"/>
      <text:p text:style-name="Standard">2.- Pasar as entidades débiles a relacións/táboas</text:p>
      <text:p text:style-name="P12">Incidente (<text:span text:style-name="T13">Matricula</text:span><text:span text:style-name="T14"><text:s/></text:span><text:span text:style-name="T15"></text:span><text:span text:style-name="T16"><text:s/>FK Taxi UC DC</text:span><text:span text:style-name="T17"><text:s/>, Data, Hora, Tipo</text:span>, Concepto, Custe)</text:p>
      <text:p text:style-name="P18"/>
      <text:p text:style-name="Standard">3- Pasar as relacións 1:1 <text:s/>a relacións/táboas: NON HAI</text:p>
      <text:p text:style-name="P19"/>
      <text:p text:style-name="Standard">4.- Pasar as relacións 1:N <text:s/>a relacións/táboas: Chave de lado 1 metela como foránea no lado N: Xa está resolto</text:p>
      <text:p text:style-name="Standard"/>
      <text:p text:style-name="Standard">5.- Pasar as relacións N:M <text:s/>a relacións/táboas: Crear unha nova táboa con claves as propias da relación máis as das entidades que relaciona.</text:p>
      <text:p text:style-name="Standard"/>
      <text:p text:style-name="P20">Gardase(<text:span text:style-name="T21">Matricula</text:span><text:span text:style-name="T22"></text:span><text:span text:style-name="T23"><text:s/>FK Taxi UC DC ,<text:s/></text:span><text:span text:style-name="T24">Cod-Garaxe</text:span><text:span text:style-name="T25"></text:span><text:span text:style-name="T26"><text:s/>FK Garaxe UC DC, Data, Horas</text:span>, Praza*)</text:p>
      <text:p text:style-name="P27"/>
      <text:p text:style-name="P28">Servizo(<text:span text:style-name="T29">Matricula</text:span><text:span text:style-name="T30"></text:span><text:span text:style-name="T31"><text:s/>FK Taxi UC DC,<text:s/></text:span><text:span text:style-name="T32">NIF<text:s/></text:span><text:span text:style-name="T33"></text:span><text:span text:style-name="T34"><text:s/>FK Chofer UCDC, Data_Ini, Hora-Ini</text:span>, Data_Fin,<text:s/><text:tab/>Hora_Fin, Lugar_Ini*, Lugar_Fin, Prezo)</text:p>
      <text:p text:style-name="P35"/>
      <text:p text:style-name="P36">Accidente (<text:span text:style-name="T37">Matricula</text:span><text:span text:style-name="T38"></text:span><text:span text:style-name="T39"><text:s/>FK Taxi UCDC,</text:span><text:span text:style-name="T40">NIF</text:span><text:span text:style-name="T41"><text:s/></text:span><text:span text:style-name="T42"></text:span><text:span text:style-name="T43"><text:s/>FK Chofer UCDC,Data,Hora</text:span>, Lugar, Custe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gl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ofe - Pérez Gómez, Catalina</meta:initial-creator>
    <dc:creator>Marcos Chouza Cruces</dc:creator>
    <meta:creation-date>2020-11-15T21:38:00Z</meta:creation-date>
    <dc:date>2024-12-11T17:47:00Z</dc:date>
    <meta:template xlink:href="Normal" xlink:type="simple"/>
    <meta:editing-cycles>5</meta:editing-cycles>
    <meta:editing-duration>PT240S</meta:editing-duration>
    <meta:user-defined meta:name="AppVersion">14.0000</meta:user-defined>
    <meta:user-defined meta:name="Company">IES San Clemen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56" meta:character-count="1014" meta:row-count="7" meta:non-whitespace-character-count="860"/>
  </office:meta>
</office:document-meta>
</file>